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9e5cd"/>
    </style:style>
    <style:style style:name="P2" style:family="paragraph" style:parent-style-name="Preformatted_20_Text">
      <style:text-properties officeooo:paragraph-rsid="001a6782"/>
    </style:style>
    <style:style style:name="P3" style:family="paragraph" style:parent-style-name="Preformatted_20_Text">
      <style:text-properties officeooo:paragraph-rsid="001b90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logs:<text:tab/><text:tab/><text:tab/><text:tab/># : 代表是一个对象[object]</text:p>
      <text:p text:style-name="Preformatted_20_Text"><text:s text:c="4"/>- name: root<text:tab/># - 代表是一个数组， 日志器名称</text:p>
      <text:p text:style-name="P1"><text:s text:c="6"/>level: info<text:tab/># <text:s text:c="2"/>日志级别 代表是一个对象[object]</text:p>
      <text:p text:style-name="P1"><text:s text:c="6"/>appenders:<text:tab/># <text:s text:c="2"/>日志集合 代表是一个对象[object]</text:p>
      <text:p text:style-name="P2"><text:s text:c="10"/>- type: FileLogAppender <text:s/>- 代表是一个数组</text:p>
      <text:p text:style-name="P3"><text:s text:c="12"/>file: /apps/logs/sylar/root.txt 代表是一个对象[object]</text:p>
      <text:p text:style-name="P3"><text:s text:c="10"/>- type: StdoutLogAppender <text:s/>代表是一个数组</text:p>
      <text:p text:style-name="Preformatted_20_Text"><text:s text:c="4"/>- name: system</text:p>
      <text:p text:style-name="Preformatted_20_Text"><text:s text:c="6"/>level: info</text:p>
      <text:p text:style-name="Preformatted_20_Text"><text:s text:c="6"/>appenders:</text:p>
      <text:p text:style-name="Preformatted_20_Text"><text:s text:c="10"/>- type: FileLogAppender</text:p>
      <text:p text:style-name="Preformatted_20_Text"><text:s text:c="12"/>file: /apps/logs/sylar/system.txt</text:p>
      <text:p text:style-name="Preformatted_20_Text"><text:s text:c="10"/>- type: StdoutLogAppender </text:p>
      <text:p text:style-name="Preformatted_20_Text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23T15:54:15.490296068</dc:date>
    <meta:editing-duration>PT1H10M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03" meta:character-count="462" meta:non-whitespace-character-count="319"/>
  </office:meta>
</office:document-meta>
</file>